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f36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reformatted_20_Text">173-17<text:span text:style-name="T1">6</text:span></text:p>
      <text:p text:style-name="Preformatted_20_Text"/>
      <text:p text:style-name="Preformatted_20_Text"/>
      <text:p text:style-name="Preformatted_20_Text">NGÀY: ngày 1 tháng 1</text:p>
      <text:p text:style-name="Preformatted_20_Text"/>
      <text:p text:style-name="Preformatted_20_Text"/>
      <text:p text:style-name="Preformatted_20_Text">ĐẾN: Tất cả nhân viên</text:p>
      <text:p text:style-name="Preformatted_20_Text"/>
      <text:p text:style-name="Preformatted_20_Text"/>
      <text:p text:style-name="Preformatted_20_Text">TỪ: Chris Korzen</text:p>
      <text:p text:style-name="Preformatted_20_Text"/>
      <text:p text:style-name="Preformatted_20_Text"/>
      <text:p text:style-name="Preformatted_20_Text">TRẢ LỜI: Thay đổi luật bảo hiểm y tế do công ty cung cấp</text:p>
      <text:p text:style-name="Preformatted_20_Text"/>
      <text:p text:style-name="Preformatted_20_Text"/>
      <text:p text:style-name="Preformatted_20_Text">Như tất cả các bạn có thể biết, vào ngày 1 tháng 1 năm 2010, <text:s/>một <text:s/>luật <text:s/>bảo</text:p>
      <text:p text:style-name="Preformatted_20_Text">hiểm y tế do công ty mới cung cấp đã có hiệu lực. Phí bảo hiểm mà <text:s/>người <text:s/>sử</text:p>
      <text:p text:style-name="Preformatted_20_Text">dụng lao động phải trả đã được cắt giảm xuống chỉ còn 30% từ <text:s/>50% <text:s/>nếu <text:s/>thời</text:p>
      <text:p text:style-name="Preformatted_20_Text">gian tuyển dụng dưới 5 năm. Nếu nhân viên đã làm việc với <text:s/>công <text:s/>ty <text:s/>từ <text:s/>năm</text:p>
      <text:p text:style-name="Preformatted_20_Text">năm trở lên, công ty sẽ trả 70% phí bảo hiểm.</text:p>
      <text:p text:style-name="Preformatted_20_Text"/>
      <text:p text:style-name="Preformatted_20_Text"/>
      <text:p text:style-name="Preformatted_20_Text">Có một khoảng thời gian năm tháng để cho phép nhân viên đăng ký với cái <text:s/>mới</text:p>
      <text:p text:style-name="Preformatted_20_Text">trước khi hệ thống này trở nên hoàn toàn bắt buộc (những thay đổi <text:s/>không <text:s/>tự</text:p>
      <text:p text:style-name="Preformatted_20_Text">động). Vì lợi ích tốt nhất của công ty, mọi người đều đăng ký <text:s/>chương <text:s/>trình</text:p>
      <text:p text:style-name="Preformatted_20_Text">bảo hiểm y tế mới càng sớm càng tốt. Trong khi nhân viên, đặc biệt là <text:s/>những</text:p>
      <text:p text:style-name="Preformatted_20_Text">người chưa hoàn thành 5 năm làm việc với công ty, được <text:s/>miễn <text:s/>phí <text:s/>theo <text:s/>các</text:p>
      <text:p text:style-name="Preformatted_20_Text">quyền hợp pháp của họ để hoãn đăng ký; chúng tôi <text:s/>phải <text:s/>thông <text:s/>báo <text:s/>cho <text:s/>bạn</text:p>
      <text:p text:style-name="Preformatted_20_Text">rằng tiền phạt sẽ được áp dụng cho những người đăng <text:s/>ký <text:s/>sau <text:s/>ngày <text:s/>1 <text:s/>tháng</text:p>
      <text:p text:style-name="Preformatted_20_Text">Sáu. Đăng ký phải được người đại diện của công ty trực tiếp <text:s/>thực <text:s/>hiện, <text:s/>vì</text:p>
      <text:p text:style-name="Preformatted_20_Text">vậy không nên để lại ngày cuối cùng của tháng Năm.</text:p>
      <text:p text:style-name="Preformatted_20_Text"/>
      <text:p text:style-name="Preformatted_20_Text"/>
      <text:p text:style-name="Preformatted_20_Text">Một mẫu đăng ký được đính kèm ở mặt sau của bản ghi nhớ này; <text:s/>chỉ <text:s/>cần <text:s/>điền</text:p>
      <text:p text:style-name="Preformatted_20_Text">nó và gửi lại cho thư ký bộ phận của bạn. Các thư ký sẽ <text:s/>chỉ <text:s/>thu <text:s/>thập <text:s/>các</text:p>
      <text:p text:style-name="Preformatted_20_Text">biểu mẫu trong ba tháng tới, sau đó bạn có thể đích thân gửi <text:s/>biểu <text:s/>mẫu <text:s/>cho</text:p>
      <text:p text:style-name="Preformatted_20_Text">tôi trong Tòa nhà Hành chính. Nếu bạn có bất kỳ câu hỏi <text:s/>nào <text:s/>về <text:s/>cách <text:s/>hoàn</text:p>
      <text:p text:style-name="Preformatted_20_Text">thành <text:s text:c="2"/>biểu <text:s text:c="2"/>mẫu, <text:s text:c="2"/>thông <text:s text:c="2"/>tin <text:s text:c="2"/>đã <text:s text:c="2"/>được <text:s text:c="2"/>đăng <text:s text:c="2"/>trên <text:s text:c="2"/>internet <text:s text:c="2"/>tại</text:p>
      <text:p text:style-name="Preformatted_20_Text">www.mhw.govlinsurance. Đối với tất cả các truy vấn chung, bạn <text:s/>có <text:s/>thể <text:s/>liên</text:p>
      <text:p text:style-name="Preformatted_20_Text">hệ với tôi qua tiện ích mở rộng 501 hoặc qua e-mail tại korzen@noisec.com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 177-180</text:p>
      <text:p text:style-name="Preformatted_20_Text"/>
      <text:p text:style-name="Preformatted_20_Text"/>
      <text:p text:style-name="Preformatted_20_Text">Thứ Hai Điện Tử</text:p>
      <text:p text:style-name="Preformatted_20_Text"/>
      <text:p text:style-name="Preformatted_20_Text"/>
      <text:p text:style-name="Preformatted_20_Text">Tất cả mọi người trên thế giới đang mua sắm trực tuyến. Doanh <text:s/>số <text:s/>bán <text:s/>hàng</text:p>
      <text:p text:style-name="Preformatted_20_Text">trực tuyến năm nay dự kiến ​​sẽ phá vỡ kỷ lục ở mọi khu <text:s/>vực <text:s/>trên <text:s/>thế <text:s/>giới.</text:p>
      <text:p text:style-name="Preformatted_20_Text">Trong năm 2009, doanh số trên "Thứ Hai Điện Tử" <text:s/>đã <text:s/>tăng <text:s/>26% <text:s/>so <text:s/>với <text:s/>năm</text:p>
      <text:p text:style-name="Preformatted_20_Text">ngoái. "Thứ Hai Điện Tử" là một thuật ngữ mới cho Thứ <text:s/>Hai <text:s/>sau <text:s/>Lễ <text:s/>Tạ <text:s/>ơn,</text:p>
      <text:p text:style-name="Preformatted_20_Text">được nhiều nhà bán lẻ nhìn thấy. Người tiêu dùng và các phương <text:s/>tiện <text:s/>truyền</text:p>
      <text:p text:style-name="Preformatted_20_Text">thông như là sự khởi đầu chính thức cho mùa mua sắm trực <text:s/>tuyến. <text:s/>Trong <text:s/>năm</text:p>
      <text:p text:style-name="Preformatted_20_Text">nay, các nhà bán lẻ trực tuyến đã trải qua một sự <text:s/>đột <text:s/>biến <text:s/>lớn <text:s/>trong <text:s/>số</text:p>
      <text:p text:style-name="Preformatted_20_Text">lượng mua hàng đạt 19 tỷ đô la.</text:p>
      <text:p text:style-name="Preformatted_20_Text"/>
      <text:p text:style-name="Preformatted_20_Text"/>
      <text:p text:style-name="Preformatted_20_Text">Trong khi thương mại điện tử có thể là một hiện tượng quốc tế, <text:s/>nó <text:s/>vẫn <text:s/>phổ</text:p>
      <text:p text:style-name="Preformatted_20_Text"><text:soft-page-break/>biến ở một số quốc gia hơn các quốc gia khác. Mười một <text:s/>trong <text:s/>số <text:s/>hai <text:s/>mươi</text:p>
      <text:p text:style-name="Preformatted_20_Text">thị trường hàng đầu cho bán lẻ trực tuyến là ở châu Âu, <text:s/>trong <text:s/>đó <text:s/>Anh <text:s/>dẫn</text:p>
      <text:p text:style-name="Preformatted_20_Text">đầu là số một. Mặc dù nhiều công ty Mỹ đã đi <text:s/>tiên <text:s/>phong <text:s/>trên <text:s/>thị <text:s/>trường</text:p>
      <text:p text:style-name="Preformatted_20_Text">trực tuyến, nhưng trung bình, người Mỹ không vượt xa tổng số <text:s/>mua <text:s/>hàng <text:s/>của</text:p>
      <text:p text:style-name="Preformatted_20_Text">người châu Âu qua Internet. Ở châu Á, người Hàn Quốc và người <text:s/>Đài <text:s/>Loan <text:s/>là</text:p>
      <text:p text:style-name="Preformatted_20_Text">những người tiêu dùng hàng đầu.</text:p>
      <text:p text:style-name="Preformatted_20_Text"/>
      <text:p text:style-name="Preformatted_20_Text"/>
      <text:p text:style-name="Preformatted_20_Text">Bên cạnh số lượng mua hàng mỗi quốc gia thực hiện, có những biến <text:s/>thể <text:s/>trong</text:p>
      <text:p text:style-name="Preformatted_20_Text">những gì mọi người ở các thị trường khác nhau mua. Sách <text:s/>là <text:s/>mặt <text:s/>hàng <text:s/>được</text:p>
      <text:p text:style-name="Preformatted_20_Text">mua nhiều nhất ở hầu hết các quốc gia, nhưng sau đó ít có sự liên tục hơn.</text:p>
      <text:p text:style-name="Preformatted_20_Text"/>
      <text:p text:style-name="Preformatted_20_Text"/>
      <text:p text:style-name="Preformatted_20_Text">Mặt hàng có khả năng thứ hai được mua ở Mỹ là DVD. Trong khi ở Nhật Bản, <text:s/>đó</text:p>
      <text:p text:style-name="Preformatted_20_Text">là cửa hàng tạp hóa và ở Mỹ Latinh, điện tử tiêu <text:s/>dùng. <text:s/>Người <text:s/>châu <text:s/>Âu <text:s/>có</text:p>
      <text:p text:style-name="Preformatted_20_Text">nhiều khả năng mua quần áo và giày dép qua Internet, <text:s/>trong <text:s/>khi <text:s/>người <text:s/>Hàn</text:p>
      <text:p text:style-name="Preformatted_20_Text">Quốc có khả năng mua mỹ phẩm hoặc thực phẩm bổ sung <text:s/>dinh <text:s/>dưỡng. <text:s/>Có <text:s/>những</text:p>
      <text:p text:style-name="Preformatted_20_Text">khác biệt khác, quá. Thẻ tín dụng đã trở thành <text:s/>hình <text:s/>thức <text:s/>thanh <text:s/>toán <text:s/>phổ</text:p>
      <text:p text:style-name="Preformatted_20_Text">biến nhất trên toàn thế giới, nhưng ở Trung Quốc, tiền mặt khi giao hàng <text:s/>là</text:p>
      <text:p text:style-name="Preformatted_20_Text">cách thanh toán phổ biến nhất.</text:p>
      <text:p text:style-name="Preformatted_20_Text"/>
      <text:p text:style-name="Preformatted_20_Text"/>
      <text:p text:style-name="Preformatted_20_Text">181-185</text:p>
      <text:p text:style-name="Preformatted_20_Text"/>
      <text:p text:style-name="Preformatted_20_Text"/>
      <text:p text:style-name="Preformatted_20_Text">Tài nguyên nhân sự chính, Inc.</text:p>
      <text:p text:style-name="Preformatted_20_Text"/>
      <text:p text:style-name="Preformatted_20_Text"/>
      <text:p text:style-name="Preformatted_20_Text">456 Đường Wellington.</text:p>
      <text:p text:style-name="Preformatted_20_Text"/>
      <text:p text:style-name="Preformatted_20_Text"/>
      <text:p text:style-name="Preformatted_20_Text"> Jacksonville, Florida, 32099</text:p>
      <text:p text:style-name="Preformatted_20_Text"/>
      <text:p text:style-name="Preformatted_20_Text"/>
      <text:p text:style-name="Preformatted_20_Text">Mà nó có thể quan tâm,</text:p>
      <text:p text:style-name="Preformatted_20_Text"/>
      <text:p text:style-name="Preformatted_20_Text"/>
      <text:p text:style-name="Preformatted_20_Text">Chúng tôi rất quan tâm đến dịch vụ tuyển dụng thư ký và hành <text:s/>chính <text:s/>mà <text:s/>bạn</text:p>
      <text:p text:style-name="Preformatted_20_Text">điều hành và chúng tôi muốn biết cách bạn cung cấp dịch vụ của mình <text:s/>và <text:s/>bạn</text:p>
      <text:p text:style-name="Preformatted_20_Text">tính phí bao nhiêu cho temps của mình. Cụ thể, liên quan đến vị <text:s/>trí, <text:s/>chúng</text:p>
      <text:p text:style-name="Preformatted_20_Text">tôi muốn biết liệu bạn tính phần trăm lương của người đó hay <text:s/>phí <text:s/>cố <text:s/>định.</text:p>
      <text:p text:style-name="Preformatted_20_Text">Chúng tôi cũng sẽ quan tâm đến một số loại đảm bảo. Chẳng hạn, nếu người <text:s/>đó</text:p>
      <text:p text:style-name="Preformatted_20_Text">rời đi sau một tháng làm việc, phí có được hoàn <text:s/>lại <text:s/>không? <text:s/>Chúng <text:s/>tôi <text:s/>sẽ</text:p>
      <text:p text:style-name="Preformatted_20_Text">đánh giá rất cao nếu bạn có thể gửi cho chúng tôi tài <text:s/>liệu <text:s/>càng <text:s/>sớm <text:s/>càng</text:p>
      <text:p text:style-name="Preformatted_20_Text">tốt.</text:p>
      <text:p text:style-name="Preformatted_20_Text"/>
      <text:p text:style-name="Preformatted_20_Text"/>
      <text:p text:style-name="Preformatted_20_Text">Trân trọng,</text:p>
      <text:p text:style-name="Preformatted_20_Text"/>
      <text:p text:style-name="Preformatted_20_Text"/>
      <text:p text:style-name="Preformatted_20_Text">Benjamin Hendricks</text:p>
      <text:p text:style-name="Preformatted_20_Text"/>
      <text:p text:style-name="Preformatted_20_Text"/>
      <text:p text:style-name="Preformatted_20_Text">Benjamin Hendricks</text:p>
      <text:p text:style-name="Preformatted_20_Text"/>
      <text:p text:style-name="Preformatted_20_Text"/>
      <text:p text:style-name="Preformatted_20_Text">Phó chủ tịch, nhân sự</text:p>
      <text:p text:style-name="Preformatted_20_Text"/>
      <text:p text:style-name="Preformatted_20_Text"/>
      <text:p text:style-name="Preformatted_20_Text">Doanh nghiệp Intel</text:p>
      <text:p text:style-name="Preformatted_20_Text"/>
      <text:p text:style-name="Preformatted_20_Text"/>
      <text:p text:style-name="Preformatted_20_Text">Kính gửi ông Hendricks,</text:p>
      <text:p text:style-name="Preformatted_20_Text"/>
      <text:p text:style-name="Preformatted_20_Text"><text:soft-page-break/></text:p>
      <text:p text:style-name="Preformatted_20_Text">Cảm ơn bạn đã liên hệ với chúng tôi về dịch vụ tuyển dụng <text:s/>thư <text:s/>ký <text:s/>và <text:s/>hành</text:p>
      <text:p text:style-name="Preformatted_20_Text">chính của chúng tôi. Như bạn có thể đã biết, công ty chúng tôi đã <text:s/>cung <text:s/>cấp</text:p>
      <text:p text:style-name="Preformatted_20_Text">nhân viên toàn thời gian và bán thời gian cho các <text:s/>công <text:s/>ty <text:s/>trong <text:s/>khu <text:s/>vực</text:p>
      <text:p text:style-name="Preformatted_20_Text">thành phố này trong hơn một phần tư thế kỷ.</text:p>
      <text:p text:style-name="Preformatted_20_Text"/>
      <text:p text:style-name="Preformatted_20_Text"/>
      <text:p text:style-name="Preformatted_20_Text">Để trả lời câu hỏi của bạn, chúng tôi đảm bảo rằng chúng tôi <text:s/>chỉ <text:s/>cung <text:s/>cấp</text:p>
      <text:p text:style-name="Preformatted_20_Text">các temps được đào tạo và hiệu quả nhất với mức giá cố <text:s/>định <text:s/>là <text:s/>$ <text:s/>700,00.</text:p>
      <text:p text:style-name="Preformatted_20_Text">Theo câu hỏi thứ hai của bạn, chúng tôi đảm bảo tất cả <text:s/>nhân <text:s/>sự <text:s/>của <text:s/>chúng</text:p>
      <text:p text:style-name="Preformatted_20_Text">tôi trong ba tháng kể từ khi ký hợp đồng. Cụ thể <text:s/>hơn, <text:s/>nếu <text:s/>nhân <text:s/>viên <text:s/>của</text:p>
      <text:p text:style-name="Preformatted_20_Text">chúng tôi rời đi trước ba tháng, lệ phí sẽ được hoàn <text:s/>lại. <text:s/>Tuy <text:s/>nhiên, <text:s/>nếu</text:p>
      <text:p text:style-name="Preformatted_20_Text">người đó rời bỏ việc làm của bạn vì những lý do liên quan đến bệnh tật <text:s/>hoặc</text:p>
      <text:p text:style-name="Preformatted_20_Text">thương tích, chúng tôi không thể chịu trách nhiệm <text:s/>cho <text:s/>những <text:s/>ngày <text:s/>bị <text:s/>mất</text:p>
      <text:p text:style-name="Preformatted_20_Text">việc và chúng tôi không thể hoàn trả phí.</text:p>
      <text:p text:style-name="Preformatted_20_Text"/>
      <text:p text:style-name="Preformatted_20_Text"/>
      <text:p text:style-name="Preformatted_20_Text">Chúng tôi đang gửi cho bạn tài liệu hoàn chỉnh của chúng <text:s/>tôi <text:s/>và <text:s/>một <text:s/>danh</text:p>
      <text:p text:style-name="Preformatted_20_Text">sách các khách hàng hiện tại của chúng tôi. Để bạn tham khảo, số điện <text:s/>thoại</text:p>
      <text:p text:style-name="Preformatted_20_Text">của người quản lý nhân sự cũng được bao gồm. Chúng tôi tự tin <text:s/>rằng <text:s/>bạn <text:s/>sẽ</text:p>
      <text:p text:style-name="Preformatted_20_Text">hoàn toàn hài lòng với temps của chúng tôi. Trên thực tế, một số khách <text:s/>hàng</text:p>
      <text:p text:style-name="Preformatted_20_Text">của chúng tôi đã sử dụng dịch vụ của chúng tôi trong hơn <text:s/>TO <text:s/>năm. <text:s/>Xin <text:s/>vui</text:p>
      <text:p text:style-name="Preformatted_20_Text">lòng cho chúng tôi biết nếu có bất cứ điều gì khác mà bạn cần biết.</text:p>
      <text:p text:style-name="Preformatted_20_Text"/>
      <text:p text:style-name="Preformatted_20_Text"/>
      <text:p text:style-name="Preformatted_20_Text">Trân trọng,</text:p>
      <text:p text:style-name="Preformatted_20_Text"/>
      <text:p text:style-name="Preformatted_20_Text"/>
      <text:p text:style-name="Preformatted_20_Text">Adam Bennett</text:p>
      <text:p text:style-name="Preformatted_20_Text"/>
      <text:p text:style-name="Preformatted_20_Text"/>
      <text:p text:style-name="Preformatted_20_Text">Adam Bennett</text:p>
      <text:p text:style-name="Preformatted_20_Text"/>
      <text:p text:style-name="Preformatted_20_Text"/>
      <text:p text:style-name="Preformatted_20_Text">Quản lý kinh doanh</text:p>
      <text:p text:style-name="Preformatted_20_Text"/>
      <text:p text:style-name="Preformatted_20_Text"/>
      <text:p text:style-name="Preformatted_20_Text"> 186-190</text:p>
      <text:p text:style-name="Preformatted_20_Text"/>
      <text:p text:style-name="Preformatted_20_Text"/>
      <text:p text:style-name="Preformatted_20_Text">Muốn</text:p>
      <text:p text:style-name="Preformatted_20_Text"/>
      <text:p text:style-name="Preformatted_20_Text"/>
      <text:p text:style-name="Preformatted_20_Text">Thiết kế an toàn Thru. Inc., một công ty chứng nhận an <text:s/>toàn <text:s/>sản <text:s/>phẩm, <text:s/>có</text:p>
      <text:p text:style-name="Preformatted_20_Text">hai vị trí tuyển dụng khẩn cấp cho các ứng cử viên đủ điều kiện tại <text:s/>trụ <text:s/>sở</text:p>
      <text:p text:style-name="Preformatted_20_Text">ở New York. Cả hai vị trí đều làm việc toàn thời gian và đi <text:s/>kèm <text:s/>với <text:s/>những</text:p>
      <text:p text:style-name="Preformatted_20_Text">lợi ích tuyệt vời như bảo hiểm y tế đầy đủ và chương trình hưu trí hưu <text:s/>trí.</text:p>
      <text:p text:style-name="Preformatted_20_Text">Bất cứ ai quan tâm đến cơ hội nghề nghiệp này đều gửi sơ yếu <text:s/>lý <text:s/>lịch, <text:s/>tài</text:p>
      <text:p text:style-name="Preformatted_20_Text">liệu tham khảo và thư xin việc ngắn gọn của bạn tới <text:s/>ông <text:s/>James <text:s/>Warren <text:s/>tại</text:p>
      <text:p text:style-name="Preformatted_20_Text">warren@squilthrudesign.net</text:p>
      <text:p text:style-name="Preformatted_20_Text"/>
      <text:p text:style-name="Preformatted_20_Text"/>
      <text:p text:style-name="Preformatted_20_Text">1. Trợ lý hành chính</text:p>
      <text:p text:style-name="Preformatted_20_Text"/>
      <text:p text:style-name="Preformatted_20_Text"/>
      <text:p text:style-name="Preformatted_20_Text">Yêu cầu:</text:p>
      <text:p text:style-name="Preformatted_20_Text"/>
      <text:p text:style-name="Preformatted_20_Text"/>
      <text:p text:style-name="Preformatted_20_Text">❑ Bốn năm kinh nghiệm trong hỗ trợ văn phòng hoặc công việc thư ký.</text:p>
      <text:p text:style-name="Preformatted_20_Text"/>
      <text:p text:style-name="Preformatted_20_Text"/>
      <text:p text:style-name="Preformatted_20_Text">❑ Kỹ năng máy tính đáng kể và kiến ​​thức về giao tiếp kinh doanh</text:p>
      <text:p text:style-name="Preformatted_20_Text"/>
      <text:p text:style-name="Preformatted_20_Text"/>
      <text:p text:style-name="Preformatted_20_Text"><text:soft-page-break/>❑ Bằng tốt nghiệp trung học hoặc tương đương</text:p>
      <text:p text:style-name="Preformatted_20_Text"/>
      <text:p text:style-name="Preformatted_20_Text"/>
      <text:p text:style-name="Preformatted_20_Text">Nhiệm vụ sơ cấp:</text:p>
      <text:p text:style-name="Preformatted_20_Text"/>
      <text:p text:style-name="Preformatted_20_Text"/>
      <text:p text:style-name="Preformatted_20_Text">❑ Lên lịch hẹn cho nhân viên</text:p>
      <text:p text:style-name="Preformatted_20_Text"/>
      <text:p text:style-name="Preformatted_20_Text"/>
      <text:p text:style-name="Preformatted_20_Text">❑ Quản lý các cuộc gọi điện thoại</text:p>
      <text:p text:style-name="Preformatted_20_Text"/>
      <text:p text:style-name="Preformatted_20_Text"/>
      <text:p text:style-name="Preformatted_20_Text">• Tương ứng với khách hàng thông qua e-mail</text:p>
      <text:p text:style-name="Preformatted_20_Text"/>
      <text:p text:style-name="Preformatted_20_Text"/>
      <text:p text:style-name="Preformatted_20_Text">❑ Hỗ trợ hành chính khác</text:p>
      <text:p text:style-name="Preformatted_20_Text"/>
      <text:p text:style-name="Preformatted_20_Text"/>
      <text:p text:style-name="Preformatted_20_Text">Mức lương:</text:p>
      <text:p text:style-name="Preformatted_20_Text"/>
      <text:p text:style-name="Preformatted_20_Text"/>
      <text:p text:style-name="Preformatted_20_Text">$ 1.900 đến $ 2.400 mỗi tháng, tùy thuộc vào kinh nghiệm</text:p>
      <text:p text:style-name="Preformatted_20_Text"/>
      <text:p text:style-name="Preformatted_20_Text"/>
      <text:p text:style-name="Preformatted_20_Text">2. Trợ lý tiếp thị</text:p>
      <text:p text:style-name="Preformatted_20_Text"/>
      <text:p text:style-name="Preformatted_20_Text"/>
      <text:p text:style-name="Preformatted_20_Text">Yêu cầu:</text:p>
      <text:p text:style-name="Preformatted_20_Text"/>
      <text:p text:style-name="Preformatted_20_Text"/>
      <text:p text:style-name="Preformatted_20_Text">❑ Kỹ năng giao tiếp bằng văn bản và bằng lời nói tuyệt vời</text:p>
      <text:p text:style-name="Preformatted_20_Text"/>
      <text:p text:style-name="Preformatted_20_Text"/>
      <text:p text:style-name="Preformatted_20_Text">❑ Thành thạo các chương trình máy tính khác nhau</text:p>
      <text:p text:style-name="Preformatted_20_Text"/>
      <text:p text:style-name="Preformatted_20_Text"/>
      <text:p text:style-name="Preformatted_20_Text">❑ Bằng đại học về tiếp thị</text:p>
      <text:p text:style-name="Preformatted_20_Text"/>
      <text:p text:style-name="Preformatted_20_Text"/>
      <text:p text:style-name="Preformatted_20_Text">❑ Kinh nghiệm trong lĩnh vực</text:p>
      <text:p text:style-name="Preformatted_20_Text"/>
      <text:p text:style-name="Preformatted_20_Text"/>
      <text:p text:style-name="Preformatted_20_Text">Nhiệm vụ sơ cấp:</text:p>
      <text:p text:style-name="Preformatted_20_Text"/>
      <text:p text:style-name="Preformatted_20_Text"/>
      <text:p text:style-name="Preformatted_20_Text">❑ Lập kế hoạch tổ chức sự kiện và quảng bá, sản xuất tài liệu / công <text:s/>cụ <text:s/>PR</text:p>
      <text:p text:style-name="Preformatted_20_Text">(tài liệu quảng cáo và trang chủ)</text:p>
      <text:p text:style-name="Preformatted_20_Text"/>
      <text:p text:style-name="Preformatted_20_Text"/>
      <text:p text:style-name="Preformatted_20_Text">❑ Làm việc để xây dựng và cải thiện quan hệ khách hàng</text:p>
      <text:p text:style-name="Preformatted_20_Text"/>
      <text:p text:style-name="Preformatted_20_Text"/>
      <text:p text:style-name="Preformatted_20_Text">Mức lương:</text:p>
      <text:p text:style-name="Preformatted_20_Text"/>
      <text:p text:style-name="Preformatted_20_Text"/>
      <text:p text:style-name="Preformatted_20_Text">Thỏa thuận</text:p>
      <text:p text:style-name="Preformatted_20_Text"/>
      <text:p text:style-name="Preformatted_20_Text"/>
      <text:p text:style-name="Preformatted_20_Text">* Hãy chắc chắn bao gồm các yêu cầu về lương trong ứng dụng</text:p>
      <text:p text:style-name="Preformatted_20_Text"/>
      <text:p text:style-name="Preformatted_20_Text"/>
      <text:p text:style-name="Preformatted_20_Text">Từ: cecil@gmall.com</text:p>
      <text:p text:style-name="Preformatted_20_Text"/>
      <text:p text:style-name="Preformatted_20_Text"/>
      <text:p text:style-name="Preformatted_20_Text"><text:soft-page-break/>Tới: warren@squilthrudesign.net</text:p>
      <text:p text:style-name="Preformatted_20_Text"/>
      <text:p text:style-name="Preformatted_20_Text"/>
      <text:p text:style-name="Preformatted_20_Text">Chủ đề: ứng dụng</text:p>
      <text:p text:style-name="Preformatted_20_Text"/>
      <text:p text:style-name="Preformatted_20_Text"/>
      <text:p text:style-name="Preformatted_20_Text">Kính gửi ông Warren</text:p>
      <text:p text:style-name="Preformatted_20_Text"/>
      <text:p text:style-name="Preformatted_20_Text"/>
      <text:p text:style-name="Preformatted_20_Text">Tôi viết thư này để bày tỏ sự quan tâm của tôi đối với vị trí <text:s/>Trợ <text:s/>lý <text:s/>Tiếp</text:p>
      <text:p text:style-name="Preformatted_20_Text">thị tại Safety Thru Design Inc. Vui lòng tìm hồ sơ của tôi và thư <text:s/>xin <text:s/>việc</text:p>
      <text:p text:style-name="Preformatted_20_Text">kèm theo để bạn xem xét.</text:p>
      <text:p text:style-name="Preformatted_20_Text"/>
      <text:p text:style-name="Preformatted_20_Text"/>
      <text:p text:style-name="Preformatted_20_Text">Tôi muốn chỉ ra rằng tôi đã tốt nghiệp Đại <text:s/>học <text:s/>Tacoma <text:s/>với <text:s/>bằng <text:s/>Cử <text:s/>nhân</text:p>
      <text:p text:style-name="Preformatted_20_Text">Thống kê và được tuyển dụng trực tiếp sau khi tốt nghiệp do chuyên <text:s/>môn <text:s/>của</text:p>
      <text:p text:style-name="Preformatted_20_Text">tôi với phần mềm thiết kế web. Trong bốn năm tôi làm việc cho An <text:s/>toàn <text:s/>thần</text:p>
      <text:p text:style-name="Preformatted_20_Text">kinh, tôi đã mở rộng kiến thức về ngành an toàn <text:s/>sản <text:s/>phẩm <text:s/>thay <text:s/>đổi <text:s/>nhanh</text:p>
      <text:p text:style-name="Preformatted_20_Text">chóng. Tôi cũng có một bằng tiếng Anh, vì vậy kỹ năng viết và giao tiếp <text:s/>của</text:p>
      <text:p text:style-name="Preformatted_20_Text">tôi chính xác những gì bạn cần.</text:p>
      <text:p text:style-name="Preformatted_20_Text"/>
      <text:p text:style-name="Preformatted_20_Text"/>
      <text:p text:style-name="Preformatted_20_Text">Tôi sẽ yêu cầu mức lương khởi điểm hàng năm là 45.000 đô la, <text:s/>mà <text:s/>theo <text:s/>tôi,</text:p>
      <text:p text:style-name="Preformatted_20_Text">phù hợp với trình độ của tôi và trách nhiệm của công việc. Tôi tin rằng <text:s/>tôi</text:p>
      <text:p text:style-name="Preformatted_20_Text">có trình độ cao cho vị trí này. Tôi mong muốn được nghe từ bạn sớm <text:s/>để <text:s/>thảo</text:p>
      <text:p text:style-name="Preformatted_20_Text">luận về cơ hội này hơn nữa.</text:p>
      <text:p text:style-name="Preformatted_20_Text"/>
      <text:p text:style-name="Preformatted_20_Text"/>
      <text:p text:style-name="Preformatted_20_Text">Trân trọng,</text:p>
      <text:p text:style-name="Preformatted_20_Text"/>
      <text:p text:style-name="Preformatted_20_Text"/>
      <text:p text:style-name="Preformatted_20_Text">Jennifer Henderson</text:p>
      <text:p text:style-name="Preformatted_20_Text"/>
      <text:p text:style-name="Preformatted_20_Text"/>
      <text:p text:style-name="Preformatted_20_Text">191-1 95</text:p>
      <text:p text:style-name="Preformatted_20_Text"/>
      <text:p text:style-name="Preformatted_20_Text"/>
      <text:p text:style-name="Preformatted_20_Text">Từ: Kevin Lewis &lt;kevin@northtelcom.com&gt;</text:p>
      <text:p text:style-name="Preformatted_20_Text"/>
      <text:p text:style-name="Preformatted_20_Text"/>
      <text:p text:style-name="Preformatted_20_Text">Tới: Jonathon Wilkins &lt;jon@bestcaterer.com&gt;</text:p>
      <text:p text:style-name="Preformatted_20_Text"/>
      <text:p text:style-name="Preformatted_20_Text"/>
      <text:p text:style-name="Preformatted_20_Text">Chủ đề: Menu không đạt yêu cầu</text:p>
      <text:p text:style-name="Preformatted_20_Text"/>
      <text:p text:style-name="Preformatted_20_Text"/>
      <text:p text:style-name="Preformatted_20_Text">Thưa ông Wilkins,</text:p>
      <text:p text:style-name="Preformatted_20_Text"/>
      <text:p text:style-name="Preformatted_20_Text"/>
      <text:p text:style-name="Preformatted_20_Text">Tôi đang viết điều này (-, bánh nướng) sự thất vọng của tôi <text:s/>với <text:s/>thực <text:s/>phẩm</text:p>
      <text:p text:style-name="Preformatted_20_Text">phục vụ tại doanh nghiệp của chúng tôi (z0). Nó không chỉ quá <text:s/>cay, <text:s/>mà <text:s/>còn</text:p>
      <text:p text:style-name="Preformatted_20_Text">chứa nhiều calo và chất béo. Tôi không nghĩ rằng loại bữa <text:s/>ăn <text:s/>đó <text:s/>là <text:s/>thích</text:p>
      <text:p text:style-name="Preformatted_20_Text">hợp trong một cuộc tụ họp như của chúng ta.</text:p>
      <text:p text:style-name="Preformatted_20_Text"/>
      <text:p text:style-name="Preformatted_20_Text"/>
      <text:p text:style-name="Preformatted_20_Text">Trong bảy năm qua, bạn đã liên tục phục vụ các sự kiện <text:s/>của <text:s/>chúng <text:s/>tôi <text:s/>với</text:p>
      <text:p text:style-name="Preformatted_20_Text">các món ăn và dịch vụ tuyệt vời. Tuy nhiên, lần cuối cùng này, <text:s/>tôi <text:s/>có <text:s/>thể</text:p>
      <text:p text:style-name="Preformatted_20_Text">không đủ cụ thể khi chúng tôi gọi món và sau đó đã đi qua thực đơn <text:s/>cho <text:s/>bữa</text:p>
      <text:p text:style-name="Preformatted_20_Text">trưa. Mặc dù chúng tôi đã thảo luận chi tiết về các món được <text:s/>đưa <text:s/>vào <text:s/>tiệc</text:p>
      <text:p text:style-name="Preformatted_20_Text">buffet, chúng tôi không nói rõ chúng sẽ được chuẩn bị như thế nào trong <text:s/>hợp</text:p>
      <text:p text:style-name="Preformatted_20_Text">đồng của chúng tôi. Thẳng thắn mà nói, đáng lẽ tôi nên nói <text:s/>cụ <text:s/>thể <text:s/>hơn <text:s/>về</text:p>
      <text:p text:style-name="Preformatted_20_Text">nhu cầu ẩm thực của chúng tôi.</text:p>
      <text:p text:style-name="Preformatted_20_Text"/>
      <text:p text:style-name="Preformatted_20_Text"/>
      <text:p text:style-name="Preformatted_20_Text"><text:soft-page-break/>Kèm theo là yêu cầu của tôi cho hội nghị quan trọng tiếp theo của chúng <text:s/>tôi</text:p>
      <text:p text:style-name="Preformatted_20_Text">sẽ được tổ chức vào tháng Chín. Xin lưu ý rằng tôi <text:s/>muốn <text:s/>có <text:s/>một <text:s/>thực <text:s/>đơn</text:p>
      <text:p text:style-name="Preformatted_20_Text">chính xác cho bữa tối trước ngày 20 tháng 8 để tôi có thể xem xét <text:s/>trước <text:s/>về</text:p>
      <text:p text:style-name="Preformatted_20_Text">nó. Nếu bạn có bất kỳ câu hỏi nào, xin vui lòng liên hệ với thư</text:p>
      <text:p text:style-name="Preformatted_20_Text"/>
      <text:p text:style-name="Preformatted_20_Text"/>
      <text:p text:style-name="Preformatted_20_Text">ký của tôi, cô Judy Allen.</text:p>
      <text:p text:style-name="Preformatted_20_Text"/>
      <text:p text:style-name="Preformatted_20_Text"/>
      <text:p text:style-name="Preformatted_20_Text">Trân trọng,</text:p>
      <text:p text:style-name="Preformatted_20_Text"/>
      <text:p text:style-name="Preformatted_20_Text"/>
      <text:p text:style-name="Preformatted_20_Text">Kevin Lewis</text:p>
      <text:p text:style-name="Preformatted_20_Text"/>
      <text:p text:style-name="Preformatted_20_Text"/>
      <text:p text:style-name="Preformatted_20_Text">Từ: Jonathon Wilkins &lt;jon@bestcaterer.com&gt;</text:p>
      <text:p text:style-name="Preformatted_20_Text"/>
      <text:p text:style-name="Preformatted_20_Text"/>
      <text:p text:style-name="Preformatted_20_Text">Tới: Kevin Lewis &lt;kevin@northtelcom.com&gt;</text:p>
      <text:p text:style-name="Preformatted_20_Text"/>
      <text:p text:style-name="Preformatted_20_Text"/>
      <text:p text:style-name="Preformatted_20_Text">Chủ đề: Re: Menu không đạt yêu cầu</text:p>
      <text:p text:style-name="Preformatted_20_Text"/>
      <text:p text:style-name="Preformatted_20_Text"/>
      <text:p text:style-name="Preformatted_20_Text">Ông Lewis,</text:p>
      <text:p text:style-name="Preformatted_20_Text"/>
      <text:p text:style-name="Preformatted_20_Text"/>
      <text:p text:style-name="Preformatted_20_Text">Hãy chấp nhận lời xin lỗi chân thành nhất của chúng <text:s/>tôi <text:s/>cho <text:s/>lỗi <text:s/>lầm <text:s/>của</text:p>
      <text:p text:style-name="Preformatted_20_Text">chúng tôi và bất kỳ khó chịu nào chúng tôi có thể đã gây <text:s/>ra <text:s/>tại <text:s/>hội <text:s/>nghị</text:p>
      <text:p text:style-name="Preformatted_20_Text">của bạn. Tôi đảm bảo với bạn rằng chúng tôi sẽ cố gắng <text:s/>không <text:s/>lặp <text:s/>lại <text:s/>lỗi</text:p>
      <text:p text:style-name="Preformatted_20_Text">này. Trên hết, cảm ơn bạn đã chú ý đến vấn đề của những <text:s/>món <text:s/>ăn <text:s/>không <text:s/>phù</text:p>
      <text:p text:style-name="Preformatted_20_Text">hợp.</text:p>
      <text:p text:style-name="Preformatted_20_Text"/>
      <text:p text:style-name="Preformatted_20_Text"/>
      <text:p text:style-name="Preformatted_20_Text">Tôi đã xác nhận yêu cầu của bạn cho bữa tối hội nghị <text:s/>tiếp <text:s/>theo <text:s/>vào <text:s/>tháng</text:p>
      <text:p text:style-name="Preformatted_20_Text">Chín. Nhân viên của tôi và tôi đã bắt đầu điều phối một <text:s/>thực <text:s/>đơn <text:s/>mới <text:s/>như</text:p>
      <text:p text:style-name="Preformatted_20_Text">bạn yêu cầu. Tôi sẽ gửi thực đơn mới được đề xuất ngay khi <text:s/>tôi <text:s/>có <text:s/>thể <text:s/>để</text:p>
      <text:p text:style-name="Preformatted_20_Text">cung cấp cho bạn đủ thời gian để suy nghĩ về nó.</text:p>
      <text:p text:style-name="Preformatted_20_Text"/>
      <text:p text:style-name="Preformatted_20_Text"/>
      <text:p text:style-name="Preformatted_20_Text">Nhân tiện, tôi có một vài câu hỏi của riêng tôi về yêu cầu của bạn, <text:s/>vì <text:s/>vậy</text:p>
      <text:p text:style-name="Preformatted_20_Text">tôi sẽ đến gặp thư ký của bạn trong vòng một vài ngày. Vui <text:s/>lòng <text:s/>gửi <text:s/>những</text:p>
      <text:p text:style-name="Preformatted_20_Text">liên quan của tôi đến cô ấy.</text:p>
      <text:p text:style-name="Preformatted_20_Text"/>
      <text:p text:style-name="Preformatted_20_Text"/>
      <text:p text:style-name="Preformatted_20_Text">Trân trọng,</text:p>
      <text:p text:style-name="Preformatted_20_Text"/>
      <text:p text:style-name="Preformatted_20_Text"/>
      <text:p text:style-name="Preformatted_20_Text">Jonathon Wilkins</text:p>
      <text:p text:style-name="Preformatted_20_Text"/>
      <text:p text:style-name="Preformatted_20_Text"/>
      <text:p text:style-name="Preformatted_20_Text">Chủ sở hữu Bestcaterer</text:p>
      <text:p text:style-name="Preformatted_20_Text"/>
      <text:p text:style-name="Preformatted_20_Text"/>
      <text:p text:style-name="Preformatted_20_Text">196-200 </text:p>
      <text:p text:style-name="Preformatted_20_Text"/>
      <text:p text:style-name="Preformatted_20_Text"/>
      <text:p text:style-name="Preformatted_20_Text">Kính gửi quý khách,</text:p>
      <text:p text:style-name="Preformatted_20_Text"/>
      <text:p text:style-name="Preformatted_20_Text"/>
      <text:p text:style-name="Preformatted_20_Text">Chào mừng bạn đến Khu nghỉ dưỡng Cedar Point, <text:s/>một <text:s/>điểm <text:s/>đến <text:s/>kỳ <text:s/>nghỉ <text:s/>yêu</text:p>
      <text:p text:style-name="Preformatted_20_Text">thích của những người đi du lịch (± - =. Nk) bạn đã chọn <text:s/>South <text:s/>Shore <text:s/>Inn.</text:p>
      <text:p text:style-name="Preformatted_20_Text">Chúng tôi đã hoạt động kể từ khi khai trương Khu nghỉ dưỡng Cedar Point <text:s/>như</text:p>
      <text:p text:style-name="Preformatted_20_Text">một nhà nghỉ nhỏ, thân thiện và hướng tới gia đình ở Sandusky trên <text:s/>Bán <text:s/>đảo</text:p>
      <text:p text:style-name="Preformatted_20_Text"><text:soft-page-break/>Hồ Erie.</text:p>
      <text:p text:style-name="Preformatted_20_Text"/>
      <text:p text:style-name="Preformatted_20_Text"/>
      <text:p text:style-name="Preformatted_20_Text">Điểm tuyết tùng. Thoải mái đi bộ đường dài và tận dụng khung cảnh ngoạn <text:s/>mục</text:p>
      <text:p text:style-name="Preformatted_20_Text">của đại dương, hoặc ghé thăm bất kỳ trong số rất <text:s/>nhiều <text:s/>thác <text:s/>nước <text:s/>để <text:s/>vui</text:p>
      <text:p text:style-name="Preformatted_20_Text">chơi mùa hè tuyệt vời. Khu vực nghỉ dưỡng này được biết đến là nơi cung <text:s/>cấp</text:p>
      <text:p text:style-name="Preformatted_20_Text">các tiện nghi tốt nhất cho trẻ em. Khu nghỉ mát này có Đảo Trẻ em, <text:s/>nơi <text:s/>trẻ</text:p>
      <text:p text:style-name="Preformatted_20_Text">em có thể tham gia vào nhiều hoạt động được giám sát <text:s/>và <text:s/>các <text:s/>sự <text:s/>kiện <text:s/>vui</text:p>
      <text:p text:style-name="Preformatted_20_Text">nhộn bao gồm nghệ thuật và thủ công, và các kỹ năng xiếc như tung hứng.</text:p>
      <text:p text:style-name="Preformatted_20_Text"/>
      <text:p text:style-name="Preformatted_20_Text"/>
      <text:p text:style-name="Preformatted_20_Text">Để vinh danh khai trương tại River Water Park, chúng tôi sẽ cho mọi <text:s/>trẻ <text:s/>em</text:p>
      <text:p text:style-name="Preformatted_20_Text">vào cửa miễn phí trong mùa hè này. Người lớn đi <text:s/>cùng <text:s/>sẽ <text:s/>nhận <text:s/>được <text:s/>phiếu</text:p>
      <text:p text:style-name="Preformatted_20_Text">giảm giá tại quầy thông tin gần lối vào. Để biết thêm thông tin về <text:s/>Đảo <text:s/>trẻ</text:p>
      <text:p text:style-name="Preformatted_20_Text">em và Công viên nước sông, đừng ngần ngại hỏi <text:s/>bất <text:s/>kỳ <text:s/>nhân <text:s/>viên <text:s/>nào <text:s/>tại</text:p>
      <text:p text:style-name="Preformatted_20_Text">South Shore Inn.</text:p>
      <text:p text:style-name="Preformatted_20_Text"/>
      <text:p text:style-name="Preformatted_20_Text"/>
      <text:p text:style-name="Preformatted_20_Text">Trân trọng,</text:p>
      <text:p text:style-name="Preformatted_20_Text"/>
      <text:p text:style-name="Preformatted_20_Text"/>
      <text:p text:style-name="Preformatted_20_Text">Marie Valleau</text:p>
      <text:p text:style-name="Preformatted_20_Text"/>
      <text:p text:style-name="Preformatted_20_Text"/>
      <text:p text:style-name="Preformatted_20_Text">Marie Valleau</text:p>
      <text:p text:style-name="Preformatted_20_Text"/>
      <text:p text:style-name="Preformatted_20_Text"/>
      <text:p text:style-name="Preformatted_20_Text">Chủ sở hữu của khu nghỉ dưỡng Cedar Point</text:p>
      <text:p text:style-name="Preformatted_20_Text"/>
      <text:p text:style-name="Preformatted_20_Text"/>
      <text:p text:style-name="Preformatted_20_Text">Công viên nước sông</text:p>
      <text:p text:style-name="Preformatted_20_Text"/>
      <text:p text:style-name="Preformatted_20_Text"/>
      <text:p text:style-name="Preformatted_20_Text">Ngày &amp; giờ hoạt động</text:p>
      <text:p text:style-name="Preformatted_20_Text"/>
      <text:p text:style-name="Preformatted_20_Text"/>
      <text:p text:style-name="Preformatted_20_Text">|Mùa <text:s text:c="32"/>|Thời gian hoạt động <text:s text:c="16"/>|</text:p>
      <text:p text:style-name="Preformatted_20_Text">|Mùa thấp điểm: Tháng 5, Tháng 9, <text:s text:c="3"/>|9:30 sáng đến 6:00 tối <text:s text:c="13"/>|</text:p>
      <text:p text:style-name="Preformatted_20_Text">|Tháng 10 <text:s text:c="27"/>| <text:s text:c="35"/>|</text:p>
      <text:p text:style-name="Preformatted_20_Text">|Mùa cao điểm: tháng 6. Tháng 7, <text:s text:c="4"/>|9:00 sáng đến 8:00 tối <text:s text:c="13"/>|</text:p>
      <text:p text:style-name="Preformatted_20_Text">|tháng 8 <text:s text:c="28"/>| <text:s text:c="35"/>|</text:p>
      <text:p text:style-name="Preformatted_20_Text"/>
      <text:p text:style-name="Preformatted_20_Text"/>
      <text:p text:style-name="Preformatted_20_Text">GHI CHÚ</text:p>
      <text:p text:style-name="Preformatted_20_Text"/>
      <text:p text:style-name="Preformatted_20_Text"/>
      <text:p text:style-name="Preformatted_20_Text">Trong mùa thấp điểm, một số cơ sở sẽ không được mở.</text:p>
      <text:p text:style-name="Preformatted_20_Text"/>
      <text:p text:style-name="Preformatted_20_Text"/>
      <text:p text:style-name="Preformatted_20_Text">* Bể bơi Ted, một số quầy thực phẩm, Tidal Wave Cafe và một số slide</text:p>
      <text:p text:style-name="Preformatted_20_Text"/>
      <text:p text:style-name="Preformatted_20_Text"/>
      <text:p text:style-name="Preformatted_20_Text">Giá nhập học</text:p>
      <text:p text:style-name="Preformatted_20_Text"/>
      <text:p text:style-name="Preformatted_20_Text"/>
      <text:p text:style-name="Preformatted_20_Text">| <text:s text:c="23"/>|Các ngày trong tuần <text:s text:c="4"/>|Nhưng ngay cuối tuần <text:s text:c="3"/>|</text:p>
      <text:p text:style-name="Preformatted_20_Text">|Người lớn <text:s text:c="14"/>|$ 15,00 <text:s text:c="16"/>|$ 20,00 <text:s text:c="16"/>|</text:p>
      <text:p text:style-name="Preformatted_20_Text">|TRẺ EM (dưới 12 tuổi) <text:s text:c="2"/>|$ 7,00 <text:s text:c="17"/>|$ 10,00 <text:s text:c="16"/>|</text:p>
      <text:p text:style-name="Preformatted_20_Text"/>
      <text:p text:style-name="Preformatted_20_Text"/>
      <text:p text:style-name="Preformatted_20_Text">Thực phẩm &amp; Giải khát</text:p>
      <text:p text:style-name="Preformatted_20_Text"/>
      <text:p text:style-name="Preformatted_20_Text"/>
      <text:p text:style-name="Preformatted_20_Text">Công viên này không cho phép thực phẩm hoặc đồ uống bên ngoài vào công <text:s/>viên</text:p>
      <text:p text:style-name="Preformatted_20_Text"><text:soft-page-break/>nước ngoài những chai nước được niêm phong. Pizza, món khai vị <text:s/>Mexico, <text:s/>sữa</text:p>
      <text:p text:style-name="Preformatted_20_Text">chua đông lạnh và kem, gà nướng, bánh mì kẹp thịt, xúc <text:s/>xích <text:s/>và <text:s/>nhiều <text:s/>thứ</text:p>
      <text:p text:style-name="Preformatted_20_Text">khác có sẵn trên khắp công viên nước.</text:p>
      <text:p text:style-name="Preformatted_20_Text"/>
      <text:p text:style-name="Preformatted_20_Text"/>
      <text:p text:style-name="Preformatted_20_Text">Bãi đỗ xe</text:p>
      <text:p text:style-name="Preformatted_20_Text"/>
      <text:p text:style-name="Preformatted_20_Text"/>
      <text:p text:style-name="Preformatted_20_Text">Đỗ xe là 3 đô la cho bãi đậu xe chung, hoặc 20 đô la cho <text:s/>bãi <text:s/>đậu <text:s/>xe <text:s/>VIP.</text:p>
      <text:p text:style-name="Preformatted_20_Text">Bãi đậu xe miễn phí sau 5 giờ chiều</text:p>
      <text:p text:style-name="Preformatted_20_Text"/>
      <text:p text:style-name="Preformatted_20_Text"/>
      <text:p text:style-name="Preformatted_20_Text">Thông tin chung</text:p>
      <text:p text:style-name="Preformatted_20_Text"/>
      <text:p text:style-name="Preformatted_20_Text"/>
      <text:p text:style-name="Preformatted_20_Text">- Không hoàn trả tiền mặt.</text:p>
      <text:p text:style-name="Preformatted_20_Text"/>
      <text:p text:style-name="Preformatted_20_Text"/>
      <text:p text:style-name="Preformatted_20_Text">- Chính sách kiểm tra mưa: Nếu công viên buộc phải đóng <text:s/>cửa <text:s/>do <text:s/>thời <text:s/>tiết</text:p>
      <text:p text:style-name="Preformatted_20_Text">khắc nghiệt, một ngày miễn phí sẽ được trao cho mọi người khi <text:s/>họ <text:s/>rời <text:s/>khỏi</text:p>
      <text:p text:style-name="Preformatted_20_Text">công viên.</text:p>
      <text:p text:style-name="Preformatted_20_Text"/>
      <text:p text:style-name="Preformatted_20_Text"/>
      <text:p text:style-name="Preformatted_20_Text">- Giá cả và giờ có thể thay đổi mà không cần thông báo trước.</text:p>
      <text:p text:style-name="Preformatted_20_Text"/>
      <text:p text:style-name="Preformatted_20_Text"/>
      <text:p text:style-name="Preformatted_20_Text"> - Thẻ tín dụng chính cũng được chấp nhận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21:27:29.697003653</dc:date>
    <meta:editing-duration>PT23S</meta:editing-duration>
    <meta:editing-cycles>1</meta:editing-cycles>
    <meta:document-statistic meta:table-count="0" meta:image-count="0" meta:object-count="0" meta:page-count="8" meta:paragraph-count="240" meta:word-count="2696" meta:character-count="12702" meta:non-whitespace-character-count="9528"/>
    <meta:generator>LibreOffice/6.0.7.3$Linux_X86_64 LibreOffice_project/00m0$Build-3</meta:generator>
  </office:meta>
</office:document-meta>
</file>